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justify"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Times New Roman" fo:font-size="14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rowser-&gt;server: HTTP GET https://studies.cs.helsinki.fi/exampleapp/spa</text:p>
      <text:p text:style-name="P1">server-&gt;browser: HTML code</text:p>
      <text:p text:style-name="P1">browser-&gt;server: HTTP GET https://studies.cs.helsinki.fi/exampleapp/main.css</text:p>
      <text:p text:style-name="P1">server-&gt;browser: main.css</text:p>
      <text:p text:style-name="P1">browser-&gt;server: HTTP GET https://studies.cs.helsinki.fi/exampleapp/spa.js</text:p>
      <text:p text:style-name="P1">server-&gt;browser: spa.js</text:p>
      <text:p text:style-name="P1">note over browser: excuate js code and request json data from server</text:p>
      <text:p text:style-name="P1">browser-&gt;server: HTTP GET https://studies.cs.helsinki.fi/exampleapp/data.json</text:p>
      <text:p text:style-name="P1">server-&gt;browser: [{content:"Thank you",date:"2021-03-16T12:32:00.804Z"},.......]</text:p>
      <text:p text:style-name="P1">note over browser: browser excuates the event handler that renders notes to display</text:p>
      <text:p text:style-name="P1"/>
      <text:p text:style-name="P1">since we are not adding new note, there is no POST request from the browser, rather 4 GET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